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3333"/>
    </style:style>
    <style:style style:name="ce3" style:family="table-cell" style:parent-style-name="Default" style:data-style-name="N30">
      <style:text-properties fo:color="#FF3333"/>
    </style:style>
    <style:style style:name="ce4" style:family="table-cell" style:parent-style-name="Default" style:data-style-name="N14"/>
    <style:style style:name="ce5" style:family="table-cell" style:parent-style-name="Default" style:data-style-name="N36">
      <style:text-properties fo:color="#FF3333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993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%</text:p>
          </table:table-cell>
          <table:table-cell table:number-columns-repeated="1636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62500" table:style-name="ce2">
            <text:p>262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1.94444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345500" table:style-name="ce2">
            <text:p>1345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1.99333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422500" table:style-name="ce2">
            <text:p>2422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1.99383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08500" table:style-name="ce2">
            <text:p>208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1.54444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045500" table:style-name="ce2">
            <text:p>1045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1.54889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882500" table:style-name="ce2">
            <text:p>1882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1.54938%</text:p>
          </table:table-cell>
          <table:table-cell table:number-columns-repeated="16363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" table:style-name="ce2">
            <text:p>6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8500" table:style-name="ce2">
            <text:p>28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422222%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33750000" table:style-name="ce2">
            <text:p>33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90000" table:style-name="ce2">
            <text:p>90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266667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0750000" table:style-name="ce2">
            <text:p>60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63500" table:style-name="ce2">
            <text:p>163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269136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" table:style-name="ce2">
            <text:p>6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8500" table:style-name="ce2">
            <text:p>58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866667%</text:p>
          </table:table-cell>
          <table:table-cell table:style-name="ce4"/>
          <table:table-cell table:number-columns-repeated="1636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33750000" table:style-name="ce2">
            <text:p>33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10500" table:style-name="ce2">
            <text:p>310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92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0750000" table:style-name="ce2">
            <text:p>60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74500" table:style-name="ce2">
            <text:p>574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945679%</text:p>
          </table:table-cell>
          <table:table-cell table:number-columns-repeated="16363" table:style-name="ce1"/>
        </table:table-row>
        <table:table-row table:number-rows-repeated="2" table:style-name="ro1">
          <table:table-cell table:number-columns-repeated="21" table:style-name="ce2"/>
          <table:table-cell table:number-columns-repeated="16363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000000" table:style-name="ce2">
            <text:p>60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3500" table:style-name="ce2">
            <text:p>13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225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33000000" table:style-name="ce2">
            <text:p>330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73500" table:style-name="ce2">
            <text:p>73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222727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0000000" table:style-name="ce2">
            <text:p>600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93336" table:style-name="ce2">
            <text:p>93336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percentage" office:value="1.5555600000000001E-3" table:style-name="ce5">
            <text:p>0.155556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000000" table:style-name="ce2">
            <text:p>60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0000" table:style-name="ce2">
            <text:p>60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1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33000000" table:style-name="ce2">
            <text:p>330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16500" table:style-name="ce2">
            <text:p>316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959091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0000000" table:style-name="ce2">
            <text:p>600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73000" table:style-name="ce2">
            <text:p>573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955%</text:p>
          </table:table-cell>
          <table:table-cell table:number-columns-repeated="16363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percentage-style style:name="N36">
      <number:number number:decimal-places="6" number:min-integer-digits="1"/>
      <number:text>%</number:text>
    </number:percentag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OM KALE</dc:creator>
    <dc:date>2015-04-06T01:01:11Z</dc:date>
    <meta:editing-cycles>4</meta:editing-cycles>
    <meta:editing-duration>PT57S</meta:editing-duration>
  </office:meta>
</office:document-meta>
</file>